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officeooo:rsid="001709c1" officeooo:paragraph-rsid="001709c1"/>
    </style:style>
    <style:style style:name="P2" style:family="paragraph" style:parent-style-name="Standard" style:list-style-name="L1">
      <style:paragraph-properties fo:line-height="150%"/>
      <style:text-properties officeooo:rsid="001709c1" officeooo:paragraph-rsid="001709c1"/>
    </style:style>
    <style:style style:name="P3" style:family="paragraph" style:parent-style-name="Standard" style:list-style-name="L1">
      <style:paragraph-properties fo:line-height="150%"/>
      <style:text-properties officeooo:rsid="0017be30" officeooo:paragraph-rsid="0017be30"/>
    </style:style>
    <style:style style:name="P4" style:family="paragraph" style:parent-style-name="Standard" style:list-style-name="L2">
      <style:paragraph-properties fo:line-height="150%"/>
      <style:text-properties officeooo:rsid="0017be30" officeooo:paragraph-rsid="0017be30"/>
    </style:style>
    <style:style style:name="P5" style:family="paragraph" style:parent-style-name="Standard">
      <style:paragraph-properties fo:line-height="150%"/>
      <style:text-properties officeooo:rsid="001a693b" officeooo:paragraph-rsid="001a693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egance: - this is a mini project designed to learn laravel. In this project we are going to design a web application for a perfume and wine retailer shops. </text:p>
      <text:list xml:id="list3697449704" text:style-name="L1">
        <text:list-item>
          <text:p text:style-name="P2">First we have a perfume shop owner who wants to manage and sell perfumes.</text:p>
        </text:list-item>
        <text:list-item>
          <text:p text:style-name="P2">Then we have buyers that buy perfume. </text:p>
        </text:list-item>
        <text:list-item>
          <text:p text:style-name="P3">The shop owner can create a product, update a product delete a product and see all the products.</text:p>
        </text:list-item>
        <text:list-item>
          <text:p text:style-name="P3">The buyer can buy and order a product. </text:p>
        </text:list-item>
        <text:list-item>
          <text:p text:style-name="P3">In order to implement this project we need the following tables.</text:p>
        </text:list-item>
      </text:list>
      <text:list xml:id="list3195320183" text:style-name="L2">
        <text:list-item>
          <text:p text:style-name="P4"><text:s text:c="8"/>User Entity to handle all the functionality of the users. In this user table there is going to be a type attribute that specifies whether we have a generic user or an adminstrator.</text:p>
          <text:list>
            <text:list-item>
              <text:list>
                <text:list-item>
                  <text:p text:style-name="P4">Product entity that handles all the information about a product this is viewed by the user and modified by the product owner.</text:p>
                </text:list-item>
                <text:list-item>
                  <text:p text:style-name="P4">An order table that stores the order.</text:p>
                </text:list-item>
              </text:list>
            </text:list-item>
          </text:list>
        </text:list-item>
      </text:list>
      <text:p text:style-name="P5">So the progress of the project is really coming through. In order to implement the project correctly user sign up should come first and the sign up should take place correctly. After the user is signed up correctly we are going to create the profile update as well as other functionality related to the user.</text:p>
      <text:p text:style-name="P5">As for the administrator another android app is going to be used to do the functionality of the administrator.</text:p>
      <text:p text:style-name="P5">That is also going to include the admin sign-up, admin login and logout functionalitie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23:21:57.881714495</meta:creation-date>
    <dc:date>2022-01-15T21:50:54.901498266</dc:date>
    <meta:editing-duration>PT17H26M35S</meta:editing-duration>
    <meta:editing-cycles>3</meta:editing-cycles>
    <meta:generator>LibreOffice/7.2.3.2$Linux_X86_64 LibreOffice_project/20$Build-2</meta:generator>
    <meta:document-statistic meta:table-count="0" meta:image-count="0" meta:object-count="0" meta:page-count="1" meta:paragraph-count="12" meta:word-count="245" meta:character-count="1332" meta:non-whitespace-character-count="1096"/>
  </office:meta>
</office:document-meta>
</file>